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automatic-styles>
    <style:style style:name="ConfigurationOptions" style:family="table">
      <style:table-properties style:width="6.6979in" fo:margin-left="0in" table:align="left"/>
    </style:style>
    <style:style style:name="ConfigurationOptions.A" style:family="table-column">
      <style:table-column-properties style:column-width="2.1875in"/>
    </style:style>
    <style:style style:name="ConfigurationOptions.B" style:family="table-column">
      <style:table-column-properties style:column-width="4.5104in"/>
    </style:style>
    <style:style style:name="ConfigurationOption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onfigurationOptions.A2" style:family="table-cell">
      <style:table-cell-properties fo:background-color="transparent" fo:padding="0in" fo:border="none" style:writing-mode="page">
        <style:background-image/>
      </style:table-cell-properties>
    </style:style>
    <style:style style:name="ConfigurationOptions.B2" style:family="table-cell">
      <style:table-cell-properties fo:background-color="transparent" fo:padding="0in" fo:border="none" style:writing-mode="page">
        <style:background-image/>
      </style:table-cell-properties>
    </style:style>
    <style:style style:name="ConfigurationOptions.3" style:family="table-row">
      <style:table-row-properties style:min-row-height="0.2167in"/>
    </style:style>
    <style:style style:name="ConfigurationOptions.A3" style:family="table-cell">
      <style:table-cell-properties fo:background-color="transparent" fo:padding="0in" fo:border-left="none" fo:border-right="none" fo:border-top="none" fo:border-bottom="0.75pt solid #000000" style:writing-mode="page">
        <style:background-image/>
      </style:table-cell-properties>
    </style:style>
    <style:style style:name="ConfigurationOptions.B3"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Title">
      <style:paragraph-properties fo:break-before="page"/>
      <style:text-properties style:font-name="Liberation Sans" fo:font-size="28pt" fo:font-weight="bold" officeooo:rsid="00191b9e" officeooo:paragraph-rsid="00191b9e" style:font-name-asian="Noto Sans CJK SC" style:font-size-asian="28pt" style:font-weight-asian="bold" style:font-name-complex="Lohit Devanagari" style:font-size-complex="28pt" style:font-weight-complex="bold"/>
    </style:style>
    <style:style style:name="P4" style:family="paragraph" style:parent-style-name="Standard">
      <style:text-properties officeooo:rsid="001d1f54" officeooo:paragraph-rsid="00191b9e"/>
    </style:style>
    <style:style style:name="P5" style:family="paragraph" style:parent-style-name="Text_20_body">
      <style:text-properties officeooo:rsid="00191b9e" officeooo:paragraph-rsid="00191b9e"/>
    </style:style>
    <style:style style:name="P6" style:family="paragraph" style:parent-style-name="Text_20_body">
      <style:text-properties officeooo:rsid="001d1f54" officeooo:paragraph-rsid="00191b9e"/>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Liberation Sans" fo:font-size="18.2000007629395pt" fo:font-weight="bold" officeooo:rsid="00191b9e" officeooo:paragraph-rsid="00191b9e" style:font-name-asian="Noto Sans CJK SC" style:font-size-asian="18.2000007629395pt" style:font-weight-asian="bold" style:font-name-complex="Lohit Devanagari" style:font-size-complex="18.2000007629395pt" style:font-weight-complex="bold"/>
    </style:style>
    <style:style style:name="P10" style:family="paragraph" style:parent-style-name="Heading_20_1">
      <style:text-properties officeooo:paragraph-rsid="0022d0cc"/>
    </style:style>
    <style:style style:name="P11" style:family="paragraph" style:parent-style-name="Heading_20_2">
      <style:text-properties officeooo:rsid="00191b9e" officeooo:paragraph-rsid="00191b9e"/>
    </style:style>
    <style:style style:name="P12" style:family="paragraph" style:parent-style-name="Heading_20_2">
      <style:text-properties officeooo:rsid="001a952d" officeooo:paragraph-rsid="00191b9e"/>
    </style:style>
    <style:style style:name="P13" style:family="paragraph" style:parent-style-name="Standard">
      <style:text-properties fo:color="#000080" style:font-name="DejaVu Sans Mono" fo:font-size="9pt" fo:font-style="normal" fo:font-weight="bold" officeooo:paragraph-rsid="0022d0cc" style:font-size-asian="9pt" style:font-style-asian="normal" style:font-weight-asian="bold" style:font-size-complex="11pt"/>
    </style:style>
    <style:style style:name="P14" style:family="paragraph" style:parent-style-name="Standard">
      <style:text-properties officeooo:paragraph-rsid="001b1651"/>
    </style:style>
    <style:style style:name="P15" style:family="paragraph" style:parent-style-name="Standard">
      <style:text-properties fo:font-style="italic" officeooo:paragraph-rsid="001b1651" style:font-style-asian="italic" style:font-style-complex="italic"/>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d0cc" officeooo:paragraph-rsid="0022d0c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Consolas1" fo:font-size="9pt" fo:font-style="normal" fo:text-shadow="none" style:text-underline-style="none" fo:font-weight="normal" officeooo:rsid="0022d0cc" officeooo:paragraph-rsid="0022d0cc"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Standard_20__28_user_29_">
      <style:text-properties style:font-name="Cambria" fo:font-size="11pt" officeooo:rsid="002405e6" officeooo:paragraph-rsid="0022d0cc" style:font-size-asian="11pt" style:font-size-complex="11pt"/>
    </style:style>
    <style:style style:name="P19" style:family="paragraph" style:parent-style-name="Standard_20__28_user_29_">
      <style:text-properties officeooo:paragraph-rsid="0022d0cc"/>
    </style:style>
    <style:style style:name="P20" style:family="paragraph" style:parent-style-name="Table_20_Contents">
      <style:text-properties style:font-name="Cambria" fo:font-size="11pt" fo:font-style="italic" fo:font-weight="bold" officeooo:rsid="0022a7ce" officeooo:paragraph-rsid="0022d0cc" style:letter-kerning="true" style:font-name-asian="Noto Serif CJK SC" style:font-size-asian="11pt" style:language-asian="zh" style:country-asian="CN" style:font-style-asian="italic" style:font-weight-asian="bold" style:font-name-complex="Lohit Devanagari" style:font-size-complex="11pt" style:language-complex="hi" style:country-complex="IN" style:font-style-complex="italic" style:font-weight-complex="bold"/>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d0cc" officeooo:paragraph-rsid="0022d0c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paragraph-rsid="002194ee"/>
    </style:style>
    <style:style style:name="P23" style:family="paragraph" style:parent-style-name="Text_20_body">
      <style:text-properties officeooo:rsid="0022d0cc" officeooo:paragraph-rsid="0022d0cc"/>
    </style:style>
    <style:style style:name="P24" style:family="paragraph" style:parent-style-name="Text_20_body">
      <style:text-properties officeooo:paragraph-rsid="0022d0cc"/>
    </style:style>
    <style:style style:name="P25" style:family="paragraph" style:parent-style-name="Text_20_body">
      <style:text-properties officeooo:paragraph-rsid="00247f19"/>
    </style:style>
    <style:style style:name="P26" style:family="paragraph" style:parent-style-name="Text_20_body">
      <style:text-properties fo:color="#c9211e" fo:font-weight="bold" officeooo:rsid="0025bf21" officeooo:paragraph-rsid="0025bf21" style:font-weight-asian="bold" style:font-weight-complex="bold"/>
    </style:style>
    <style:style style:name="P27" style:family="paragraph" style:parent-style-name="Text_20_body" style:list-style-name="L4">
      <style:text-properties officeooo:rsid="0025bf21" officeooo:paragraph-rsid="0025bf21"/>
    </style:style>
    <style:style style:name="P28" style:family="paragraph" style:parent-style-name="Text_20_body" style:list-style-name="L4">
      <style:text-properties officeooo:paragraph-rsid="0025bf21"/>
    </style:style>
    <style:style style:name="P29" style:family="paragraph" style:parent-style-name="Text_20_body">
      <style:text-properties officeooo:paragraph-rsid="0025bf21"/>
    </style:style>
    <style:style style:name="P30" style:family="paragraph" style:parent-style-name="Text_20_body" style:list-style-name="L5">
      <style:text-properties officeooo:paragraph-rsid="00266849"/>
    </style:style>
    <style:style style:name="P31" style:family="paragraph" style:parent-style-name="Text_20_body" style:list-style-name="L5">
      <style:text-properties officeooo:rsid="00266849" officeooo:paragraph-rsid="00266849"/>
    </style:style>
    <style:style style:name="P32" style:family="paragraph" style:parent-style-name="Text_20_body" style:list-style-name="L1">
      <style:paragraph-properties fo:margin-top="0in" fo:margin-bottom="0in" loext:contextual-spacing="false"/>
      <style:text-properties officeooo:rsid="001a952d" officeooo:paragraph-rsid="00191b9e"/>
    </style:style>
    <style:style style:name="P33" style:family="paragraph" style:parent-style-name="Text_20_body" style:list-style-name="L2">
      <style:paragraph-properties fo:margin-top="0in" fo:margin-bottom="0in" loext:contextual-spacing="false"/>
      <style:text-properties officeooo:rsid="001a952d" officeooo:paragraph-rsid="00191b9e"/>
    </style:style>
    <style:style style:name="P34" style:family="paragraph" style:parent-style-name="Text_20_body" style:list-style-name="L1">
      <style:paragraph-properties fo:margin-top="0in" fo:margin-bottom="0in" loext:contextual-spacing="false"/>
      <style:text-properties officeooo:paragraph-rsid="00191b9e"/>
    </style:style>
    <style:style style:name="P35" style:family="paragraph" style:parent-style-name="Text_20_body" style:list-style-name="L2">
      <style:paragraph-properties fo:margin-top="0in" fo:margin-bottom="0in" loext:contextual-spacing="false"/>
      <style:text-properties officeooo:rsid="002194ee" officeooo:paragraph-rsid="002194ee"/>
    </style:style>
    <style:style style:name="P36" style:family="paragraph" style:parent-style-name="Text_20_body" style:list-style-name="L2">
      <style:paragraph-properties fo:margin-top="0in" fo:margin-bottom="0in" loext:contextual-spacing="false"/>
      <style:text-properties officeooo:rsid="002194ee" officeooo:paragraph-rsid="0022d0cc"/>
    </style:style>
    <style:style style:name="P37" style:family="paragraph" style:parent-style-name="Text_20_body" style:list-style-name="L2">
      <style:paragraph-properties fo:margin-top="0in" fo:margin-bottom="0in" loext:contextual-spacing="false"/>
      <style:text-properties officeooo:rsid="0022d0cc" officeooo:paragraph-rsid="0022d0cc"/>
    </style:style>
    <style:style style:name="T1" style:family="text">
      <style:text-properties fo:font-style="italic" officeooo:rsid="001b1651" style:font-style-asian="italic" style:font-style-complex="italic"/>
    </style:style>
    <style:style style:name="T2" style:family="text">
      <style:text-properties officeooo:rsid="00191b9e"/>
    </style:style>
    <style:style style:name="T3" style:family="text">
      <style:text-properties style:font-name="Liberation Sans" fo:font-size="18.2000007629395pt" fo:font-weight="bold" officeooo:rsid="00266849" style:font-name-asian="Noto Sans CJK SC" style:font-size-asian="18.2000007629395pt" style:font-weight-asian="bold" style:font-name-complex="Lohit Devanagari" style:font-size-complex="18.2000007629395pt" style:font-weight-complex="bold"/>
    </style:style>
    <style:style style:name="T4" style:family="text">
      <style:text-properties officeooo:rsid="001ba7aa"/>
    </style:style>
    <style:style style:name="T5" style:family="text">
      <style:text-properties officeooo:rsid="001c9a75"/>
    </style:style>
    <style:style style:name="T6" style:family="text">
      <style:text-properties officeooo:rsid="0021fc3f"/>
    </style:style>
    <style:style style:name="T7" style:family="text">
      <style:text-properties officeooo:rsid="001a952d"/>
    </style:style>
    <style:style style:name="T8" style:family="text">
      <style:text-properties officeooo:rsid="001a575f"/>
    </style:style>
    <style:style style:name="T9" style:family="text">
      <style:text-properties officeooo:rsid="001b1651"/>
    </style:style>
    <style:style style:name="T10" style:family="text">
      <style:text-properties officeooo:rsid="002194ee"/>
    </style:style>
    <style:style style:name="T11" style:family="text">
      <style:text-properties officeooo:rsid="0022d0cc"/>
    </style:style>
    <style:style style:name="T12" style:family="text">
      <style:text-properties style:font-name="Consolas1" fo:font-size="9pt" style:font-size-asian="9pt" style:font-size-complex="9pt"/>
    </style:style>
    <style:style style:name="T13" style:family="text">
      <style:text-properties style:font-name="Consolas1" fo:font-size="9pt" officeooo:rsid="0022d0cc" style:font-size-asian="9pt" style:font-size-complex="9pt"/>
    </style:style>
    <style:style style:name="T14" style:family="text">
      <style:text-properties style:font-name="Consolas1" fo:font-size="9pt" officeooo:rsid="002194ee" style:font-size-asian="9pt" style:font-size-complex="9pt"/>
    </style:style>
    <style:style style:name="T15" style:family="text">
      <style:text-properties officeooo:rsid="00247f19"/>
    </style:style>
    <style:style style:name="T16" style:family="text">
      <style:text-properties officeooo:rsid="0025bf21"/>
    </style:style>
    <style:style style:name="T17" style:family="text">
      <style:text-properties officeooo:rsid="00266849"/>
    </style:style>
    <style:style style:name="T18" style:family="text">
      <style:text-properties fo:color="#b85c00"/>
    </style:style>
    <style:style style:name="T19" style:family="text">
      <style:text-properties fo:color="#2a6099"/>
    </style:style>
    <style:style style:name="T20" style:family="text">
      <style:text-properties fo:color="#12762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ser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11089_440938101" text:style-name="Index_20_Link" text:visited-style-name="Index_20_Link">1 Setup<text:tab/>1</text:a></text:p>
          <text:p text:style-name="P8"><text:a xlink:type="simple" xlink:href="#__RefHeading___Toc11189_440938101" text:style-name="Index_20_Link" text:visited-style-name="Index_20_Link">1.1 Prerequisites<text:tab/>1</text:a></text:p>
          <text:p text:style-name="P8"><text:a xlink:type="simple" xlink:href="#__RefHeading___Toc11191_440938101" text:style-name="Index_20_Link" text:visited-style-name="Index_20_Link">1.2 Setup (1) using OpenTCS Binary (recommend)<text:tab/>1</text:a></text:p>
          <text:p text:style-name="P8"><text:a xlink:type="simple" xlink:href="#__RefHeading___Toc11193_440938101" text:style-name="Index_20_Link" text:visited-style-name="Index_20_Link">1.3 Setup (2) using OpenTCS Extensions<text:tab/>1</text:a></text:p>
          <text:p text:style-name="P7"><text:a xlink:type="simple" xlink:href="#__RefHeading___Toc11197_440938101" text:style-name="Index_20_Link" text:visited-style-name="Index_20_Link">2 Configuration Options<text:tab/>2</text:a></text:p>
          <text:p text:style-name="P7"><text:a xlink:type="simple" xlink:href="#__RefHeading___Toc24400_440938101" text:style-name="Index_20_Link" text:visited-style-name="Index_20_Link">3 Usage With Example Project<text:tab/>2</text:a></text:p>
        </text:index-body>
      </text:table-of-content>
      <text:h text:style-name="P9" text:outline-level="1"><text:bookmark-start text:name="__RefHeading___Toc11089_440938101"/>Setup<text:bookmark-end text:name="__RefHeading___Toc11089_440938101"/></text:h>
      <text:p text:style-name="P5">NOTE: The setup has only been tested with Ubuntu 18.04 LTS and <text:span text:style-name="T17">s</text:span>ROS Dashing Diademata and with the <text:a xlink:type="simple" xlink:href="http://emanual.robotis.com/docs/en/platform/turtlebot3/ros2_setup/" text:style-name="Internet_20_link" text:visited-style-name="Visited_20_Internet_20_Link">TurtleBot3</text:a> robot.</text:p>
      <text:h text:style-name="P11" text:outline-level="2"><text:bookmark-start text:name="__RefHeading___Toc11189_440938101"/>Prerequisites<text:bookmark-end text:name="__RefHeading___Toc11189_440938101"/></text:h>
      <text:p text:style-name="Text_20_body"><text:span text:style-name="T4">Install the Turtlebot 3 environment for ROS2 </text:span><text:span text:style-name="T5">(</text:span><text:a xlink:type="simple" xlink:href="http://emanual.robotis.com/docs/en/platform/turtlebot3/ros2_setup/" text:style-name="Internet_20_link" text:visited-style-name="Visited_20_Internet_20_Link"><text:span text:style-name="T5">link</text:span></text:a><text:span text:style-name="T5">) </text:span><text:span text:style-name="T8">on your local machine.</text:span></text:p>
      <text:h text:style-name="P12" text:outline-level="2"><text:bookmark-start text:name="__RefHeading___Toc11191_440938101"/>Setup <text:span text:style-name="T5">(1) </text:span>using OpenTCS Binary (recommend)<text:bookmark-end text:name="__RefHeading___Toc11191_440938101"/></text:h>
      <text:p text:style-name="P14"><text:span text:style-name="T1">NOTE: Skip this setup if you want to set the driver up using extensions (Setup 2).</text:span></text:p>
      <text:p text:style-name="P14"/>
      <text:p text:style-name="P6">With this setup, the complete OpenTCS binary will be used that includes the ROS2 vehicle driver. This setup is recommended if you are not planning to use other vehicle drivers besides the ROS2 vehicle driver.</text:p>
      <text:list xml:id="list849682446" text:style-name="L1">
        <text:list-item>
          <text:p text:style-name="P32">Download bin<text:span text:style-name="T6">ary from the release page</text:span>.</text:p>
        </text:list-item>
        <text:list-item>
          <text:p text:style-name="P34"><text:span text:style-name="T2">Ex</text:span><text:span text:style-name="T7">tract </text:span><text:span text:style-name="T6">the </text:span><text:span text:style-name="T7">bin</text:span><text:span text:style-name="T6">ary</text:span><text:span text:style-name="T7"> </text:span><text:span text:style-name="T5">to a location of choice.</text:span></text:p>
        </text:list-item>
      </text:list>
      <text:p text:style-name="P22"><text:span text:style-name="T10">OpenTCS can now be started by executing the regular OpenTCS starter (`start_kernel.sh`).</text:span></text:p>
      <text:p text:style-name="P26"><text:span text:style-name="T20">It is very important that you run OpenTCS in a </text:span><text:a xlink:type="simple" xlink:href="https://index.ros.org/doc/ros2/Tutorials/Configuring-ROS2-Environment/" text:style-name="Internet_20_link" text:visited-style-name="Visited_20_Internet_20_Link">ROS 2-sourced environment</text:a><text:span text:style-name="T20">.</text:span></text:p>
      <text:h text:style-name="Heading_20_2" text:outline-level="2"><text:bookmark-start text:name="__RefHeading___Toc11193_440938101"/>Setup (2) using OpenTCS Extensions<text:bookmark-end text:name="__RefHeading___Toc11193_440938101"/></text:h>
      <text:p text:style-name="P15"><text:span text:style-name="T9">NOTE: Skip this setup if you ran the setup using an OpenTCS Binary (Setup 1).</text:span></text:p>
      <text:p text:style-name="P14"/>
      <text:p text:style-name="P4">With this setup, an extension will be installed that only contains the ROS2-vehicle driver. You need to have an existing setup of OpenTCS. This setup is recommended if you intend to use other vehicle drivers within OpenTCS besides the ROS2 vehicle driver.</text:p>
      <text:list xml:id="list4029339498" text:style-name="L2">
        <text:list-item>
          <text:p text:style-name="P33">Download <text:span text:style-name="T10">and extract </text:span><text:span text:style-name="T5">the extension </text:span>bin<text:span text:style-name="T6">ary form the release page</text:span>.</text:p>
        </text:list-item>
        <text:list-item>
          <text:p text:style-name="P35">Copy `<text:span text:style-name="T12">openTCS-extensions</text:span>` to `<text:span text:style-name="T12">&lt;open_tcs_binary&gt;/</text:span><text:span text:style-name="T13">openTCS-Kernel/lib</text:span><text:span text:style-name="T11">`.</text:span></text:p>
        </text:list-item>
        <text:list-item>
          <text:p text:style-name="P36">Copy `<text:span text:style-name="T12">openTCS-extensions</text:span>` to `<text:span text:style-name="T12">&lt;open_tcs_binary&gt;/</text:span><text:span text:style-name="T13">openTCS-KernelControlCenter/lib</text:span><text:span text:style-name="T11">`.</text:span></text:p>
        </text:list-item>
        <text:list-item>
          <text:p text:style-name="P37">Copy `<text:span text:style-name="T12">config</text:span>` to <text:span text:style-name="T10">`</text:span><text:span text:style-name="T14">&lt;open_tcs_binary&gt;/</text:span><text:span text:style-name="T12">openTCS-Kernel/</text:span>`.</text:p>
        </text:list-item>
      </text:list>
      <text:p text:style-name="P23"><text:span text:style-name="T10">OpenTCS can now be started by executing the regular OpenTCS starter (`start_kernel.sh`).</text:span></text:p>
      <text:p text:style-name="P26"><text:span text:style-name="T20">It is very important that you run OpenTCS in a </text:span><text:a xlink:type="simple" xlink:href="https://index.ros.org/doc/ros2/Tutorials/Configuring-ROS2-Environment/" text:style-name="Internet_20_link" text:visited-style-name="Visited_20_Internet_20_Link">ROS 2-sourced environment</text:a><text:span text:style-name="T20">.</text:span></text:p>
      <text:h text:style-name="Heading_20_1" text:outline-level="1"><text:bookmark-start text:name="__RefHeading___Toc11197_440938101"/><text:soft-page-break/>Configuration Options<text:bookmark-end text:name="__RefHeading___Toc11197_440938101"/></text:h>
      <text:p text:style-name="P25"><text:span text:style-name="T15">If you followed the setup steps above, there is no need to explicitly set the configuration parameters unless you want to override them.</text:span></text:p>
      <table:table table:name="ConfigurationOptions" table:style-name="ConfigurationOptions" table:template-name="Academic">
        <table:table-column table:style-name="ConfigurationOptions.A"/>
        <table:table-column table:style-name="ConfigurationOptions.B"/>
        <table:table-header-rows>
          <table:table-row>
            <table:table-cell table:style-name="ConfigurationOptions.A1" office:value-type="string">
              <text:p text:style-name="P21">Key</text:p>
            </table:table-cell>
            <table:table-cell table:style-name="ConfigurationOptions.A1" office:value-type="string">
              <text:p text:style-name="P21">Description</text:p>
            </table:table-cell>
          </table:table-row>
        </table:table-header-rows>
        <table:table-row>
          <table:table-cell table:style-name="ConfigurationOptions.A2" office:value-type="string">
            <text:p text:style-name="P17">ros2.adapter.enable</text:p>
          </table:table-cell>
          <table:table-cell table:style-name="ConfigurationOptions.B2" office:value-type="string">
            <text:p text:style-name="P16">Whether to disable / enable the ROS2 vehicle driver (`true`|`false`)</text:p>
          </table:table-cell>
        </table:table-row>
        <table:table-row table:style-name="ConfigurationOptions.3">
          <table:table-cell table:style-name="ConfigurationOptions.A3" office:value-type="string">
            <text:p text:style-name="P17">ros2.adapter.plantModelScale</text:p>
          </table:table-cell>
          <table:table-cell table:style-name="ConfigurationOptions.B3" office:value-type="string">
            <text:p text:style-name="P16">The scale of the plant model. 1:x where x is the input. Provide a small scale for little plants.</text:p>
          </table:table-cell>
        </table:table-row>
      </table:table>
      <text:h text:style-name="P10" text:outline-level="1"><text:bookmark-start text:name="__RefHeading___Toc24400_440938101"/><text:span text:style-name="T11">Usage </text:span><text:span text:style-name="T3">W</text:span><text:span text:style-name="T17">ith Example </text:span><text:span text:style-name="T3">P</text:span><text:span text:style-name="T17">roject</text:span><text:bookmark-end text:name="__RefHeading___Toc24400_440938101"/></text:h>
      <text:p text:style-name="P24"><text:span text:style-name="T11">The ROS2-driver is a multi-purpose driver and can (technically) be used for any ROS2-vehicle. This usage guide is made and tested for a simulated TurteBot3, but can also be applied to other (similar) robots.</text:span></text:p>
      <text:list xml:id="list2310623484" text:style-name="L4">
        <text:list-item>
          <text:p text:style-name="P28"><text:span text:style-name="T16">Start a gazebo simulation with: TurteBot3 World (</text:span><text:a xlink:type="simple" xlink:href="http://emanual.robotis.com/docs/en/platform/turtlebot3/ros2_simulation/#turtlebot3-simulation-using-gazebo" text:style-name="Internet_20_link" text:visited-style-name="Visited_20_Internet_20_Link"><text:span text:style-name="T16">how-to</text:span></text:a><text:span text:style-name="T16">).</text:span></text:p>
        </text:list-item>
        <text:list-item>
          <text:p text:style-name="P27">Generate SLAM maps in the simulated TurtleBot3 World (<text:a xlink:type="simple" xlink:href="http://emanual.robotis.com/docs/en/platform/turtlebot3/ros2_slam/#run-teleoperation-node" text:style-name="Internet_20_link" text:visited-style-name="Visited_20_Internet_20_Link">how-to</text:a>).</text:p>
        </text:list-item>
        <text:list-item>
          <text:p text:style-name="P27">Start Navigation in RViz with the map you created in Step 2. (<text:a xlink:type="simple" xlink:href="http://emanual.robotis.com/docs/en/platform/turtlebot3/ros2_navigation2/#ros-2-navigation2" text:style-name="Internet_20_link" text:visited-style-name="Visited_20_Internet_20_Link">how-to</text:a>). </text:p>
        </text:list-item>
        <text:list-item>
          <text:p text:style-name="P28"><text:span text:style-name="T16">Set the initial position of the TurteBot3 (</text:span><text:a xlink:type="simple" xlink:href="http://emanual.robotis.com/docs/en/platform/turtlebot3/ros2_navigation2/#estimate-initial-pose" text:style-name="Internet_20_link" text:visited-style-name="Visited_20_Internet_20_Link"><text:span text:style-name="T16">how-to</text:span></text:a><text:span text:style-name="T16">), this could also be done in the Kernel Control Center Panel.</text:span></text:p>
        </text:list-item>
      </text:list>
      <text:p text:style-name="P29"><text:span text:style-name="T16">Now our simulation with Gazebo and RViz with navigation has been started, we are </text:span><text:span text:style-name="T17">ready to use the OpenTCS.</text:span></text:p>
      <text:list xml:id="list3353976052" text:style-name="L5">
        <text:list-item>
          <text:p text:style-name="P31">Download the example plant for the TurtleBot3 World. (link).</text:p>
        </text:list-item>
        <text:list-item>
          <text:p text:style-name="P31">Start OpenTCS Kernel and the OpenTCS Plant Overview.</text:p>
        </text:list-item>
        <text:list-item>
          <text:p text:style-name="P31">Load the example plant in the Plant Overview (CTRL + L).</text:p>
        </text:list-item>
        <text:list-item>
          <text:p text:style-name="P31">Persist the example plant to the Kernel. (ALT + P).</text:p>
        </text:list-item>
        <text:list-item>
          <text:p text:style-name="P30"><text:span text:style-name="T17">Switch the Plant Overview to ‘operating mode’ (ALT + O).</text:span></text:p>
        </text:list-item>
        <text:list-item>
          <text:p text:style-name="P31">Start OpenTCS Kernel Control Center.</text:p>
        </text:list-item>
        <text:list-item>
          <text:p text:style-name="P31">Select the first vehicle (‘Bus1’) and open the ‘ROS2 Options’ panel.</text:p>
        </text:list-item>
        <text:list-item>
          <text:p text:style-name="P31">Enable the driver.</text:p>
        </text:list-item>
        <text:list-item>
          <text:p text:style-name="P30"><text:span text:style-name="T17">The AGV is now ready to be used. You can test it by pushing the ‘Dispatch to point’ button.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margin-top="0.25in" fo:margin-bottom="0in" loext:contextual-spacing="false" fo:keep-together="always" fo:keep-with-next="always"/>
      <style:text-properties fo:font-variant="small-caps" fo:color="#000000" style:font-name="Calibri" fo:font-family="Calibri"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libri" fo:font-family="Calibri"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style:font-name="Calibri" fo:font-family="Calibri"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margin-top="0in" fo:margin-bottom="0.139in" loext:contextual-spacing="false" fo:line-height="100%"/>
      <style:text-properties fo:color="#1f497d" fo:font-size="9pt" fo:font-style="italic" style:font-size-asian="9pt" style:font-style-asian="italic" style:font-size-complex="9pt" style:font-style-complex="italic"/>
    </style:style>
    <style:style style:name="Ondertitel1" style:family="paragraph" style:parent-style-name="Standard" style:default-outline-level="">
      <style:paragraph-properties fo:margin-top="0in" fo:margin-bottom="0in" loext:contextual-spacing="false"/>
      <style:text-properties fo:language="en" fo:country="GB" fo:font-weight="bold" style:font-weight-asian="bold" style:font-weight-complex="bold"/>
    </style:style>
    <style:style style:name="Text_20_body_20__28_user_29_" style:display-name="Text body (user)" style:family="paragraph" style:parent-style-name="Standard" style:default-outline-level="">
      <style:paragraph-properties fo:margin-top="0in" fo:margin-bottom="0.0972in" loext:contextual-spacing="false" fo:line-height="115%" fo:hyphenation-ladder-count="no-limit" style:vertical-align="baseline"/>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Normal_20_-_20_tight" style:display-name="Normal - tight" style:family="paragraph" style:parent-style-name="Standard" style:default-outline-level="">
      <style:paragraph-properties fo:margin-top="0in" fo:margin-bottom="0in" loext:contextual-spacing="false"/>
      <style:text-properties fo:color="#000000" style:font-name-complex="Calibri1" style:font-family-complex="Calibri" style:font-family-generic-complex="system" style:font-pitch-complex="variable"/>
    </style:style>
    <style:style style:name="Code" style:family="paragraph" style:parent-style-name="Standard" style:default-outline-level="">
      <loext:graphic-properties draw:fill="solid" draw:fill-color="#fbfdff"/>
      <style:paragraph-properties fo:background-color="#fbfdff" fo:padding-left="0.0555in" fo:padding-right="0.0555in" fo:padding-top="0.0138in" fo:padding-bottom="0.0138in" fo:border="0.51pt solid #000000"/>
      <style:text-properties fo:color="#595959" style:font-name="Consolas" fo:font-family="Consolas" style:font-family-generic="roman" style:font-pitch="variable" fo:font-size="9pt" fo:language="nl" fo:country="NL" style:font-size-asian="9pt" style:font-name-complex="Segoe UI" style:font-family-complex="'Segoe UI'"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40" style:display-name="ListLabel 1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1" style:display-name="ListLabel 1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2" style:display-name="ListLabel 1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3" style:display-name="ListLabel 1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4" style:display-name="ListLabel 1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5" style:display-name="ListLabel 1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6" style:display-name="ListLabel 14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7" style:display-name="ListLabel 14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8" style:display-name="ListLabel 14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text-properties style:font-name-complex="Courier New" style:font-family-complex="'Courier New'" style:font-family-generic-complex="system" style:font-pitch-complex="variable"/>
    </style:style>
    <style:style style:name="ListLabel_20_166" style:display-name="ListLabel 166"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Symbol" style:font-family-complex="Symbol" style:font-family-generic-complex="system" style:font-pitch-complex="variable"/>
    </style:style>
    <style:style style:name="ListLabel_20_156" style:display-name="ListLabel 156" style:family="text">
      <style:text-properties style:font-name-complex="Courier New"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40"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4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4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3"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4"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45"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46"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47"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48"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5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4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05T09:34:43.179481549</meta:creation-date>
    <dc:date>2020-05-05T13:54:09.675233133</dc:date>
    <meta:editing-duration>PT16M32S</meta:editing-duration>
    <meta:editing-cycles>4</meta:editing-cycles>
    <meta:generator>LibreOffice/6.4.3.2$Linux_X86_64 LibreOffice_project/747b5d0ebf89f41c860ec2a39efd7cb15b54f2d8</meta:generator>
    <meta:document-statistic meta:table-count="1" meta:image-count="0" meta:object-count="0" meta:page-count="2" meta:paragraph-count="52" meta:word-count="550" meta:character-count="3334" meta:non-whitespace-character-count="2859"/>
  </office:meta>
</office:document-meta>
</file>